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 fo:text-align="start" style:justify-single-word="false"/>
      <style:text-properties fo:color="#000000" loext:opacity="100%" style:font-name="Gayathri Thin" fo:font-size="12pt" fo:font-weight="bold" officeooo:rsid="000b1a78" officeooo:paragraph-rsid="000b1a78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Preformatted_20_Text">
      <style:text-properties style:font-name="Gayathri Thin" fo:font-size="12pt" style:font-size-asian="12pt" style:font-size-complex="12pt"/>
    </style:style>
    <style:style style:name="P4" style:family="paragraph" style:parent-style-name="Preformatted_20_Text">
      <style:paragraph-properties fo:line-height="100%"/>
      <style:text-properties style:font-name="Gayathri Thin" fo:font-size="12pt" style:font-size-asian="12pt" style:font-size-complex="12pt"/>
    </style:style>
    <style:style style:name="P5" style:family="paragraph" style:parent-style-name="Preformatted_20_Text">
      <style:paragraph-properties fo:line-height="100%" fo:text-align="center" style:justify-single-word="false"/>
      <style:text-properties fo:color="#c9211e" loext:opacity="100%" style:font-name="Gayathri Thin" fo:font-size="14pt" fo:font-weight="bold" officeooo:rsid="000b1a78" officeooo:paragraph-rsid="000b1a78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bold" officeooo:rsid="000b1a78" officeooo:paragraph-rsid="000b1a7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line-height="100%"/>
      <style:text-properties style:font-name="Gayathri Thin" fo:font-size="12pt" style:font-size-asian="12pt" style:font-size-complex="12pt"/>
    </style:style>
    <style:style style:name="P8" style:family="paragraph" style:parent-style-name="Text_20_body" style:list-style-name="L1">
      <style:paragraph-properties fo:line-height="100%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 style:list-style-name="L3">
      <style:paragraph-properties fo:line-height="100%"/>
    </style:style>
    <style:style style:name="T1" style:family="text">
      <style:text-properties style:font-name="Gayathri Thin"/>
    </style:style>
    <style:style style:name="T2" style:family="text">
      <style:text-properties style:font-name="Gayathri Thin" fo:background-color="#ffff00" loext:char-shading-value="0"/>
    </style:style>
    <style:style style:name="T3" style:family="text">
      <style:text-properties style:font-name="Gayathri Thin" fo:background-color="transparent" loext:char-shading-value="0"/>
    </style:style>
    <style:style style:name="T4" style:family="text">
      <style:text-properties style:font-name="Gayathri Thin" fo:font-weight="normal" style:font-weight-asian="normal" style:font-weight-complex="normal"/>
    </style:style>
    <style:style style:name="T5" style:family="text">
      <style:text-properties style:font-name="Gayathri Thin" fo:font-weight="normal" fo:background-color="#ffff00" loext:char-shading-value="0" style:font-weight-asian="normal" style:font-weight-complex="normal"/>
    </style:style>
    <style:style style:name="T6" style:family="text">
      <style:text-properties style:font-name="Gayathri Thin" fo:font-weight="normal" fo:background-color="#ffff00" loext:char-shading-value="0" style:font-weight-asian="normal" style:font-weight-complex="normal"/>
    </style:style>
    <style:style style:name="T7" style:family="text">
      <style:text-properties style:font-name="Gayathri Thin" fo:font-size="12pt" style:font-size-asian="12pt" style:font-size-complex="12pt"/>
    </style:style>
    <style:style style:name="T8" style:family="text">
      <style:text-properties style:font-name="Gayathri Thi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Gayathri Thin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0" style:family="text">
      <style:text-properties style:font-name="Gayathri Thin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Gayathri Thin" fo:font-size="12pt" fo:font-weight="bold" fo:background-color="#ffff00" loext:char-shading-value="0" style:font-size-asian="12pt" style:font-weight-asian="bold" style:font-size-complex="12pt" style:font-weight-complex="bold"/>
    </style:style>
    <style:style style:name="T12" style:family="text">
      <style:text-properties style:font-name="Gayathri Thin" fo:font-size="12pt" fo:background-color="#ffff00" loext:char-shading-value="0" style:font-size-asian="12pt" style:font-size-complex="12pt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fo:background-color="#ffff00" loext:char-shading-value="0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1/07/2025</text:p>
      <text:p text:style-name="P4"/>
      <text:p text:style-name="P5">LE PROPRIETA’</text:p>
      <text:p text:style-name="P6">In JavaScript, una <text:span text:style-name="Strong_20_Emphasis">proprietà</text:span> è un valore associato a un oggetto attraverso una <text:span text:style-name="Strong_20_Emphasis">chiave</text:span>. Ogni oggetto in JavaScript può contenere una o più proprietà, che rappresentano le sue <text:span text:style-name="Strong_20_Emphasis">caratteristiche</text:span> o <text:span text:style-name="Strong_20_Emphasis">stato interno</text:span>.</text:p>
      <text:p text:style-name="P7">Una proprietà può essere:</text:p>
      <text:list xml:id="list2668924142" text:style-name="L1">
        <text:list-item>
          <text:p text:style-name="P8"><text:span text:style-name="Strong_20_Emphasis"><text:span text:style-name="T7">una semplice coppia chiave-valore</text:span></text:span><text:span text:style-name="T7"> (es. </text:span><text:span text:style-name="Source_20_Text"><text:span text:style-name="T7">obj.nome = 'Mario'</text:span></text:span><text:span text:style-name="T7">)</text:span></text:p>
        </text:list-item>
        <text:list-item>
          <text:p text:style-name="P8"><text:span text:style-name="Strong_20_Emphasis"><text:span text:style-name="T7">una funzione associata</text:span></text:span><text:span text:style-name="T7"> (in quel caso si chiama </text:span><text:span text:style-name="Emphasis"><text:span text:style-name="T7">metodo</text:span></text:span><text:span text:style-name="T7">)</text:span></text:p>
        </text:list-item>
        <text:list-item>
          <text:p text:style-name="P8"><text:span text:style-name="Strong_20_Emphasis"><text:span text:style-name="T7">una proprietà predefinita</text:span></text:span><text:span text:style-name="T7"> del linguaggio</text:span></text:p>
        </text:list-item>
      </text:list>
      <text:p text:style-name="P9"><text:span text:style-name="T7">Le proprietà possono essere </text:span><text:span text:style-name="Strong_20_Emphasis"><text:span text:style-name="T7">lette</text:span></text:span><text:span text:style-name="T7">, </text:span><text:span text:style-name="Strong_20_Emphasis"><text:span text:style-name="T7">modificate</text:span></text:span><text:span text:style-name="T7">, in certi casi anche </text:span><text:span text:style-name="Strong_20_Emphasis"><text:span text:style-name="T7">ridefinite</text:span></text:span><text:span text:style-name="T7"> o </text:span><text:span text:style-name="Strong_20_Emphasis"><text:span text:style-name="T7">eliminate</text:span></text:span><text:span text:style-name="T7">, a seconda della loro configurazione.</text:span></text:p>
      <text:h text:style-name="P1" text:outline-level="3"><text:span text:style-name="Source_20_Text"><text:span text:style-name="T1">.</text:span></text:span><text:span text:style-name="Source_20_Text"><text:span text:style-name="T2">length</text:span></text:span></text:h>
      <text:h text:style-name="P1" text:outline-level="3"><text:span text:style-name="Source_20_Text"><text:span text:style-name="T3">E’ </text:span></text:span><text:span text:style-name="T15">una </text:span>proprietà predefinita</text:h>
      <text:p text:style-name="P9"><text:span text:style-name="T7">La proprietà </text:span><text:span text:style-name="Source_20_Text"><text:span text:style-name="T7">.length</text:span></text:span><text:span text:style-name="T7"> è una delle proprietà </text:span><text:span text:style-name="Strong_20_Emphasis"><text:span text:style-name="T7">più comuni e fondamentali</text:span></text:span><text:span text:style-name="T7"> in JavaScript. È </text:span><text:span text:style-name="Strong_20_Emphasis"><text:span text:style-name="T7">predefinita</text:span></text:span><text:span text:style-name="T7"> e presente sia negli oggetti </text:span><text:span text:style-name="Source_20_Text"><text:span text:style-name="T7">Array</text:span></text:span><text:span text:style-name="T7"> che negli oggetti </text:span><text:span text:style-name="Source_20_Text"><text:span text:style-name="T7">String</text:span></text:span><text:span text:style-name="T7">.</text:span></text:p>
      <text:p text:style-name="P6"><text:span text:style-name="T17">Negli </text:span><text:span text:style-name="Strong_20_Emphasis"><text:span text:style-name="T17">array</text:span></text:span><text:span text:style-name="T17">, </text:span><text:span text:style-name="Source_20_Text"><text:span text:style-name="T4">.length</text:span></text:span><text:span text:style-name="T17"> indica il </text:span><text:span text:style-name="Strong_20_Emphasis"><text:span text:style-name="T17">numero di elementi contenuti</text:span></text:span></text:p>
      <text:list xml:id="list3965756833" text:style-name="L3">
        <text:list-item>
          <text:p text:style-name="P10"><text:span text:style-name="T8">Nelle </text:span><text:span text:style-name="Strong_20_Emphasis"><text:span text:style-name="T8">stringhe</text:span></text:span><text:span text:style-name="T8">, </text:span><text:span text:style-name="Source_20_Text"><text:span text:style-name="T8">.length</text:span></text:span><text:span text:style-name="T8"> indica il </text:span><text:span text:style-name="Strong_20_Emphasis"><text:span text:style-name="T8">numero di caratteri presenti</text:span></text:span></text:p>
        </text:list-item>
      </text:list>
      <text:h text:style-name="P2" text:outline-level="3"><text:span text:style-name="Strong_20_Emphasis"><text:span text:style-name="Source_20_Text"><text:span text:style-name="T11">.constructor</text:span></text:span></text:span></text:h>
      <text:p text:style-name="P9"><text:span text:style-name="Strong_20_Emphasis"><text:span text:style-name="T7">Applicabile a</text:span></text:span><text:span text:style-name="T7">: qualsiasi oggetto<text:line-break/></text:span><text:span text:style-name="Strong_20_Emphasis"><text:span text:style-name="T7">Funzione</text:span></text:span><text:span text:style-name="T7">: Indica la </text:span><text:span text:style-name="Strong_20_Emphasis"><text:span text:style-name="T7">funzione costruttore</text:span></text:span><text:span text:style-name="T7"> che ha creato l’oggetto.<text:line-break/></text:span><text:span text:style-name="Strong_20_Emphasis"><text:span text:style-name="T7">Utile per</text:span></text:span><text:span text:style-name="T7">: capire la </text:span><text:span text:style-name="Strong_20_Emphasis"><text:span text:style-name="T7">natura</text:span></text:span><text:span text:style-name="T7"> di un oggetto</text:span></text:p>
      <text:p text:style-name="P9"><text:span text:style-name="Strong_20_Emphasis"><text:span text:style-name="T8">let arr = [];</text:span></text:span></text:p>
      <text:p text:style-name="P9"><text:span text:style-name="Strong_20_Emphasis"><text:span text:style-name="T8">console.log(arr.constructor === Array); // true</text:span></text:span></text:p>
      <text:h text:style-name="P2" text:outline-level="3"><text:span text:style-name="Strong_20_Emphasis"><text:span text:style-name="Source_20_Text"><text:span text:style-name="T10">.</text:span></text:span></text:span><text:span text:style-name="Strong_20_Emphasis"><text:span text:style-name="Source_20_Text"><text:span text:style-name="T11">prototype</text:span></text:span></text:span><text:span text:style-name="Strong_20_Emphasis"><text:span text:style-name="T10"> </text:span></text:span><text:span text:style-name="Strong_20_Emphasis"><text:span text:style-name="T8">(solo su funzioni/costruttori)</text:span></text:span></text:h>
      <text:p text:style-name="P9"><text:span text:style-name="Strong_20_Emphasis"><text:span text:style-name="T7">Applicabile a</text:span></text:span><text:span text:style-name="T7">: funzioni<text:line-break/></text:span><text:span text:style-name="Strong_20_Emphasis"><text:span text:style-name="T7">Funzione</text:span></text:span><text:span text:style-name="T7">: Accesso al </text:span><text:span text:style-name="Strong_20_Emphasis"><text:span text:style-name="T7">prototipo condiviso</text:span></text:span><text:span text:style-name="T7"> dagli oggetti creati con quella funzione.<text:line-break/></text:span><text:span text:style-name="Strong_20_Emphasis"><text:span text:style-name="T7">Nota</text:span></text:span><text:span text:style-name="T7">: importante per comprendere </text:span><text:span text:style-name="Strong_20_Emphasis"><text:span text:style-name="T7">ereditarietà prototipale</text:span></text:span></text:p>
      <text:p text:style-name="P9"><text:span text:style-name="Strong_20_Emphasis"><text:span text:style-name="T7">Esempio</text:span></text:span><text:span text:style-name="T7">:</text:span></text:p>
      <text:p text:style-name="P9"><text:span text:style-name="Strong_20_Emphasis"><text:span text:style-name="T8">function Dog() {}</text:span></text:span></text:p>
      <text:p text:style-name="P9"><text:span text:style-name="Strong_20_Emphasis"><text:span text:style-name="T8">console.log(Dog.prototype); // Oggetto vuoto standard</text:span></text:span></text:p>
      <text:h text:style-name="P2" text:outline-level="3"><text:span text:style-name="Strong_20_Emphasis"><text:span text:style-name="Source_20_Text"><text:span text:style-name="T11">.name</text:span></text:span></text:span><text:span text:style-name="Strong_20_Emphasis"><text:span text:style-name="T11"> </text:span></text:span><text:span text:style-name="Strong_20_Emphasis"><text:span text:style-name="T8">(funzioni)</text:span></text:span></text:h>
      <text:p text:style-name="P9"><text:span text:style-name="Strong_20_Emphasis"><text:span text:style-name="T7">Applicabile a</text:span></text:span><text:span text:style-name="T7">: funzioni<text:line-break/></text:span><text:span text:style-name="Strong_20_Emphasis"><text:span text:style-name="T7">Funzione</text:span></text:span><text:span text:style-name="T7">: Restituisce il nome identificativo della funzione</text:span></text:p>
      <text:p text:style-name="P9"><text:span text:style-name="Strong_20_Emphasis"><text:span text:style-name="T8"/></text:span></text:p>
      <text:p text:style-name="P9"><text:span text:style-name="Strong_20_Emphasis"><text:span text:style-name="T8"/></text:span></text:p>
      <text:p text:style-name="P9"><text:soft-page-break/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0:34:43.711211889</dc:date>
    <meta:editing-duration>PT23M46S</meta:editing-duration>
    <meta:editing-cycles>1</meta:editing-cycles>
    <meta:document-statistic meta:table-count="0" meta:image-count="0" meta:object-count="0" meta:page-count="2" meta:paragraph-count="24" meta:word-count="207" meta:character-count="1445" meta:non-whitespace-character-count="1266"/>
    <meta:generator>LibreOffice/7.3.7.2$Linux_X86_64 LibreOffice_project/30$Build-2</meta:generator>
  </office:meta>
</office:document-meta>
</file>